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ton" svg:font-family="Anton" style:font-pitch="variable"/>
    <style:font-face style:name="Big John" svg:font-family="'Big Joh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Light" svg:font-family="'Roboto Light'" style:font-pitch="variable"/>
  </office:font-face-decls>
  <office:automatic-styles>
    <style:style style:name="P1" style:family="paragraph" style:parent-style-name="Standard">
      <style:paragraph-properties fo:text-align="center" style:justify-single-word="false"/>
      <style:text-properties style:font-name="Anton" officeooo:rsid="000e2735" officeooo:paragraph-rsid="000e2735"/>
    </style:style>
    <style:style style:name="P2" style:family="paragraph" style:parent-style-name="Standard">
      <style:paragraph-properties fo:text-align="start" style:justify-single-word="false"/>
      <style:text-properties style:font-name="Big John" officeooo:rsid="000e2735" officeooo:paragraph-rsid="000e2735"/>
    </style:style>
    <style:style style:name="P3" style:family="paragraph" style:parent-style-name="Standard">
      <style:text-properties style:font-name="Roboto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t GPT :</text:p>
      <text:p text:style-name="P1"/>
      <text:p text:style-name="P2">Infos SUR LA CONCEPTION DE SITE E-COMMERCE :</text:p>
      <text:p text:style-name="P2"/>
      <text:p text:style-name="P3">La conception d'un site e-commerce implique plusieurs étapes essentielles pour créer une plateforme en ligne efficace et conviviale pour les utilisateurs. Voici un guide étape par étape pour vous aider à concevoir un site e-commerce :</text:p>
      <text:p text:style-name="P3"/>
      <text:p text:style-name="P3">1. Définir les objectifs du site : Avant de commencer, clarifiez les objectifs de votre site e-commerce. Que souhaitez-vous vendre ? Quelles sont les fonctionnalités essentielles dont vous avez besoin (par exemple, panier d'achat, système de paiement, gestion des stocks, etc.) ? Comprendre vos objectifs vous aidera à mieux planifier la conception du site.</text:p>
      <text:p text:style-name="P3"/>
      <text:p text:style-name="P3">2. Choisir la plateforme e-commerce : Il existe de nombreuses plateformes e-commerce disponibles, comme Shopify, WooCommerce (extension de WordPress), Magento, BigCommerce, etc. Choisissez la plateforme qui répond le mieux à vos besoins en termes de fonctionnalités, de budget et de facilité d'utilisation.<text:tab/></text:p>
      <text:p text:style-name="P3">3. Choisir un nom de domaine et un hébergement : Sélectionnez un nom de domaine qui représente votre marque et votre activité. Ensuite, choisissez un hébergeur fiable pour héberger votre site e-commerce.</text:p>
      <text:p text:style-name="P3"/>
      <text:p text:style-name="P3">4. Concevoir la mise en page et l'architecture : Créez un schéma de la mise en page du site, y compris la navigation, les pages principales (accueil, produits, panier, contact, etc.) et la hiérarchie des informations. Assurez-vous que la navigation est intuitive et facile à utiliser.</text:p>
      <text:p text:style-name="P3"/>
      <text:p text:style-name="P3">5. Créer un design attrayant : Choisissez un design visuel qui correspond à l'identité de votre marque. Utilisez des couleurs, des images et des polices cohérentes pour créer une expérience utilisateur agréable. Assurez-vous également que le site est adaptatif (responsive design) pour s'adapter à différents appareils (ordinateurs de bureau, tablettes, smartphones).</text:p>
      <text:p text:style-name="P3"/>
      <text:p text:style-name="P3">6. Ajouter les produits et contenus : Importez vos produits sur la plateforme e-commerce et ajoutez des descriptions détaillées, des images de haute qualité et des informations sur les prix. Créez également du contenu pertinent pour améliorer le référencement (SEO) du site, comme des descriptions de produits uniques, des blogs, etc.</text:p>
      <text:p text:style-name="P3"/>
      <text:p text:style-name="P3">7. Mettre en place les fonctionnalités de paiement : Intégrez des solutions de paiement sécurisées pour permettre aux clients de passer des commandes en toute confiance. Proposez différentes options de paiement pour satisfaire un plus large éventail de clients (cartes de crédit, PayPal, virement bancaire, etc.).</text:p>
      <text:p text:style-name="P3"/>
      <text:p text:style-name="P3">8. Mettre en place les fonctionnalités de sécurité : Assurez-vous que votre site est sécurisé avec un certificat SSL pour protéger les informations sensibles des clients, telles que les données de paiement.</text:p>
      <text:p text:style-name="P3"/>
      <text:p text:style-name="P3">9. Tester le site : Avant de le rendre accessible au public, effectuez des tests approfondis pour vérifier que toutes les fonctionnalités fonctionnent correctement et qu'il n'y a pas de bugs.</text:p>
      <text:p text:style-name="P3"/>
      <text:p text:style-name="P3">10. Lancer le site : Une fois que vous avez effectué tous les tests et que vous êtes satisfait du résultat, lancez votre site e-commerce et commencez à promouvoir vos produits.</text:p>
      <text:p text:style-name="P3"><text:soft-page-break/></text:p>
      <text:p text:style-name="P3">11. Suivre et améliorer : Analysez les performances de votre site à l'aide d'outils d'analyse web et de suivi des ventes. Utilisez ces informations pour apporter des améliorations continues à votre site afin d'optimiser l'expérience client et les ventes.</text:p>
      <text:p text:style-name="P3"/>
      <text:p text:style-name="P3">Enfin, n'oubliez pas de vous conformer aux lois et réglementations en matière de commerce en ligne, notamment en matière de protection des données et de droits des consommate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ton" svg:font-family="Anton" style:font-pitch="variable"/>
    <style:font-face style:name="Big John" svg:font-family="'Big Joh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Light" svg:font-family="'Roboto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2:23:53.472495875</meta:creation-date>
    <dc:date>2023-07-29T12:37:42.948637653</dc:date>
    <meta:editing-duration>PT7M21S</meta:editing-duration>
    <meta:editing-cycles>2</meta:editing-cycles>
    <meta:generator>LibreOffice/7.3.5.2$Linux_X86_64 LibreOffice_project/30$Build-2</meta:generator>
    <meta:document-statistic meta:table-count="0" meta:image-count="0" meta:object-count="0" meta:page-count="2" meta:paragraph-count="15" meta:word-count="530" meta:character-count="3458" meta:non-whitespace-character-count="2942"/>
  </office:meta>
</office:document-meta>
</file>